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3" table:number-rows-spanned="1">
            <text:p>Proble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onstructive algorithm</text:p>
          </table:table-cell>
          <table:covered-table-cell table:number-columns-repeated="2"/>
          <table:table-cell office:value-type="string" calcext:value-type="string" table:number-columns-spanned="2" table:number-rows-spanned="1">
            <text:p>Local Search</text:p>
          </table:table-cell>
          <table:covered-table-cell/>
          <table:table-cell office:value-type="string" calcext:value-type="string" table:number-columns-spanned="2" table:number-rows-spanned="1">
            <text:p>Grasp</text:p>
          </table:table-cell>
          <table:covered-table-cell/>
          <table:table-cell office:value-type="string" calcext:value-type="string" table:number-columns-spanned="1" table:number-rows-spanned="3">
            <text:p>upper bound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Name</text:p>
          </table:table-cell>
          <table:table-cell office:value-type="string" calcext:value-type="string" table:number-columns-spanned="1" table:number-rows-spanned="2">
            <text:p>n</text:p>
          </table:table-cell>
          <table:table-cell office:value-type="string" calcext:value-type="string" table:number-columns-spanned="1" table:number-rows-spanned="2">
            <text:p>m</text:p>
          </table:table-cell>
          <table:table-cell office:value-type="string" calcext:value-type="string" table:number-columns-spanned="1" table:number-rows-spanned="2">
            <text:p>Randomized</text:p>
          </table:table-cell>
          <table:table-cell office:value-type="string" calcext:value-type="string" table:number-columns-spanned="1" table:number-rows-spanned="2">
            <text:p>Greedy</text:p>
          </table:table-cell>
          <table:table-cell office:value-type="string" calcext:value-type="string" table:number-columns-spanned="1" table:number-rows-spanned="2">
            <text:p>Semi-greedy</text:p>
          </table:table-cell>
          <table:table-cell office:value-type="string" calcext:value-type="string" table:number-columns-spanned="2" table:number-rows-spanned="1">
            <text:p>Simple local</text:p>
          </table:table-cell>
          <table:covered-table-cell/>
          <table:table-cell office:value-type="string" calcext:value-type="string" table:number-columns-spanned="2" table:number-rows-spanned="1">
            <text:p>Grasp</text:p>
          </table:table-cell>
          <table:covered-table-cell table:number-columns-repeated="2"/>
        </table:table-row>
        <table:table-row table:style-name="ro1">
          <table:covered-table-cell table:number-columns-repeated="6"/>
          <table:table-cell office:value-type="string" calcext:value-type="string">
            <text:p>no of iteration</text:p>
          </table:table-cell>
          <table:table-cell office:value-type="string" calcext:value-type="string">
            <text:p>Avg value</text:p>
          </table:table-cell>
          <table:table-cell office:value-type="string" calcext:value-type="string">
            <text:p>no of iteration</text:p>
          </table:table-cell>
          <table:table-cell office:value-type="string" calcext:value-type="string">
            <text:p>Best value</text:p>
          </table:table-cell>
          <table:covered-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float" office:value="9618.1" calcext:value-type="float">
            <text:p>9618.1</text:p>
          </table:table-cell>
          <table:table-cell office:value-type="float" office:value="11271.6" calcext:value-type="float">
            <text:p>11271.6</text:p>
          </table:table-cell>
          <table:table-cell office:value-type="float" office:value="11126" calcext:value-type="float">
            <text:p>11126</text:p>
          </table:table-cell>
          <table:table-cell office:value-type="float" office:value="134.1" calcext:value-type="float">
            <text:p>134.1</text:p>
          </table:table-cell>
          <table:table-cell office:value-type="float" office:value="11402.4" calcext:value-type="float">
            <text:p>11402.4</text:p>
          </table:table-cell>
          <table:table-cell office:value-type="float" office:value="10" calcext:value-type="float">
            <text:p>10</text:p>
          </table:table-cell>
          <table:table-cell office:value-type="float" office:value="11443" calcext:value-type="float">
            <text:p>11443</text:p>
          </table:table-cell>
          <table:table-cell office:value-type="float" office:value="12078" calcext:value-type="float">
            <text:p>12078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float" office:value="9590.9" calcext:value-type="float">
            <text:p>9590.9</text:p>
          </table:table-cell>
          <table:table-cell office:value-type="float" office:value="11263.1" calcext:value-type="float">
            <text:p>11263.1</text:p>
          </table:table-cell>
          <table:table-cell office:value-type="float" office:value="11121.8" calcext:value-type="float">
            <text:p>11121.8</text:p>
          </table:table-cell>
          <table:table-cell office:value-type="float" office:value="104.4" calcext:value-type="float">
            <text:p>104.4</text:p>
          </table:table-cell>
          <table:table-cell office:value-type="float" office:value="11392.8" calcext:value-type="float">
            <text:p>11392.8</text:p>
          </table:table-cell>
          <table:table-cell office:value-type="float" office:value="10" calcext:value-type="float">
            <text:p>10</text:p>
          </table:table-cell>
          <table:table-cell office:value-type="float" office:value="11463" calcext:value-type="float">
            <text:p>11463</text:p>
          </table:table-cell>
          <table:table-cell office:value-type="float" office:value="12084" calcext:value-type="float">
            <text:p>12084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800" calcext:value-type="float">
            <text:p>800</text:p>
          </table:table-cell>
          <table:table-cell office:value-type="float" office:value="19176" calcext:value-type="float">
            <text:p>19176</text:p>
          </table:table-cell>
          <table:table-cell office:value-type="float" office:value="9580.1" calcext:value-type="float">
            <text:p>9580.1</text:p>
          </table:table-cell>
          <table:table-cell office:value-type="float" office:value="11252" calcext:value-type="float">
            <text:p>11252</text:p>
          </table:table-cell>
          <table:table-cell office:value-type="float" office:value="11154.4" calcext:value-type="float">
            <text:p>11154.4</text:p>
          </table:table-cell>
          <table:table-cell office:value-type="float" office:value="111.1" calcext:value-type="float">
            <text:p>111.1</text:p>
          </table:table-cell>
          <table:table-cell office:value-type="float" office:value="11375.6" calcext:value-type="float">
            <text:p>11375.6</text:p>
          </table:table-cell>
          <table:table-cell office:value-type="float" office:value="10" calcext:value-type="float">
            <text:p>10</text:p>
          </table:table-cell>
          <table:table-cell office:value-type="float" office:value="11424" calcext:value-type="float">
            <text:p>11424</text:p>
          </table:table-cell>
          <table:table-cell office:value-type="float" office:value="12077" calcext:value-type="float">
            <text:p>12077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21.6" calcext:value-type="float">
            <text:p>21.6</text:p>
          </table:table-cell>
          <table:table-cell office:value-type="float" office:value="479.2" calcext:value-type="float">
            <text:p>479.2</text:p>
          </table:table-cell>
          <table:table-cell office:value-type="float" office:value="456.6" calcext:value-type="float">
            <text:p>456.6</text:p>
          </table:table-cell>
          <table:table-cell office:value-type="float" office:value="11.5" calcext:value-type="float">
            <text:p>11.5</text:p>
          </table:table-cell>
          <table:table-cell office:value-type="float" office:value="469" calcext:value-type="float">
            <text:p>469</text:p>
          </table:table-cell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-11" calcext:value-type="float">
            <text:p>-11</text:p>
          </table:table-cell>
          <table:table-cell office:value-type="float" office:value="475.6" calcext:value-type="float">
            <text:p>475.6</text:p>
          </table:table-cell>
          <table:table-cell office:value-type="float" office:value="435.5" calcext:value-type="float">
            <text:p>435.5</text:p>
          </table:table-cell>
          <table:table-cell office:value-type="float" office:value="7.7" calcext:value-type="float">
            <text:p>7.7</text:p>
          </table:table-cell>
          <table:table-cell office:value-type="float" office:value="460.6" calcext:value-type="float">
            <text:p>460.6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G13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23.2" calcext:value-type="float">
            <text:p>23.2</text:p>
          </table:table-cell>
          <table:table-cell office:value-type="float" office:value="496" calcext:value-type="float">
            <text:p>496</text:p>
          </table:table-cell>
          <table:table-cell office:value-type="float" office:value="438.9" calcext:value-type="float">
            <text:p>438.9</text:p>
          </table:table-cell>
          <table:table-cell office:value-type="float" office:value="14.5" calcext:value-type="float">
            <text:p>14.5</text:p>
          </table:table-cell>
          <table:table-cell office:value-type="float" office:value="466.2" calcext:value-type="float">
            <text:p>466.2</text:p>
          </table:table-cell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float" office:value="800" calcext:value-type="float">
            <text:p>800</text:p>
          </table:table-cell>
          <table:table-cell office:value-type="float" office:value="4694" calcext:value-type="float">
            <text:p>4694</text:p>
          </table:table-cell>
          <table:table-cell office:value-type="float" office:value="2350.9" calcext:value-type="float">
            <text:p>2350.9</text:p>
          </table:table-cell>
          <table:table-cell office:value-type="float" office:value="2946.3" calcext:value-type="float">
            <text:p>2946.3</text:p>
          </table:table-cell>
          <table:table-cell office:value-type="float" office:value="2928.6" calcext:value-type="float">
            <text:p>2928.6</text:p>
          </table:table-cell>
          <table:table-cell office:value-type="float" office:value="33.2" calcext:value-type="float">
            <text:p>33.2</text:p>
          </table:table-cell>
          <table:table-cell office:value-type="float" office:value="2969.7" calcext:value-type="float">
            <text:p>2969.7</text:p>
          </table:table-cell>
          <table:table-cell office:value-type="float" office:value="10" calcext:value-type="float">
            <text:p>10</text:p>
          </table:table-cell>
          <table:table-cell office:value-type="float" office:value="2983" calcext:value-type="float">
            <text:p>2983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string" calcext:value-type="string">
            <text:p>G15</text:p>
          </table:table-cell>
          <table:table-cell office:value-type="float" office:value="800" calcext:value-type="float">
            <text:p>800</text:p>
          </table:table-cell>
          <table:table-cell office:value-type="float" office:value="4661" calcext:value-type="float">
            <text:p>4661</text:p>
          </table:table-cell>
          <table:table-cell office:value-type="float" office:value="2341" calcext:value-type="float">
            <text:p>2341</text:p>
          </table:table-cell>
          <table:table-cell office:value-type="float" office:value="2919.4" calcext:value-type="float">
            <text:p>2919.4</text:p>
          </table:table-cell>
          <table:table-cell office:value-type="float" office:value="2916.7" calcext:value-type="float">
            <text:p>2916.7</text:p>
          </table:table-cell>
          <table:table-cell office:value-type="float" office:value="26.8" calcext:value-type="float">
            <text:p>26.8</text:p>
          </table:table-cell>
          <table:table-cell office:value-type="float" office:value="2944.5" calcext:value-type="float">
            <text:p>2944.5</text:p>
          </table:table-cell>
          <table:table-cell office:value-type="float" office:value="10" calcext:value-type="float">
            <text:p>10</text:p>
          </table:table-cell>
          <table:table-cell office:value-type="float" office:value="2954" calcext:value-type="float">
            <text:p>2954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string" calcext:value-type="string">
            <text:p>G16</text:p>
          </table:table-cell>
          <table:table-cell office:value-type="float" office:value="800" calcext:value-type="float">
            <text:p>800</text:p>
          </table:table-cell>
          <table:table-cell office:value-type="float" office:value="4672" calcext:value-type="float">
            <text:p>4672</text:p>
          </table:table-cell>
          <table:table-cell office:value-type="float" office:value="2323" calcext:value-type="float">
            <text:p>2323</text:p>
          </table:table-cell>
          <table:table-cell office:value-type="float" office:value="2930.8" calcext:value-type="float">
            <text:p>2930.8</text:p>
          </table:table-cell>
          <table:table-cell office:value-type="float" office:value="2917.3" calcext:value-type="float">
            <text:p>2917.3</text:p>
          </table:table-cell>
          <table:table-cell office:value-type="float" office:value="28.5" calcext:value-type="float">
            <text:p>28.5</text:p>
          </table:table-cell>
          <table:table-cell office:value-type="float" office:value="2953.5" calcext:value-type="float">
            <text:p>2953.5</text:p>
          </table:table-cell>
          <table:table-cell office:value-type="float" office:value="10" calcext:value-type="float">
            <text:p>10</text:p>
          </table:table-cell>
          <table:table-cell office:value-type="float" office:value="2966" calcext:value-type="float">
            <text:p>2966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string" calcext:value-type="string">
            <text:p>G22</text:p>
          </table:table-cell>
          <table:table-cell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float" office:value="9974.3" calcext:value-type="float">
            <text:p>9974.3</text:p>
          </table:table-cell>
          <table:table-cell office:value-type="float" office:value="12799" calcext:value-type="float">
            <text:p>12799</text:p>
          </table:table-cell>
          <table:table-cell office:value-type="float" office:value="12736.4" calcext:value-type="float">
            <text:p>12736.4</text:p>
          </table:table-cell>
          <table:table-cell office:value-type="float" office:value="117.3" calcext:value-type="float">
            <text:p>117.3</text:p>
          </table:table-cell>
          <table:table-cell office:value-type="float" office:value="12935.1" calcext:value-type="float">
            <text:p>12935.1</text:p>
          </table:table-cell>
          <table:table-cell office:value-type="float" office:value="10" calcext:value-type="float">
            <text:p>10</text:p>
          </table:table-cell>
          <table:table-cell office:value-type="float" office:value="12989" calcext:value-type="float">
            <text:p>12989</text:p>
          </table:table-cell>
          <table:table-cell office:value-type="float" office:value="14123" calcext:value-type="float">
            <text:p>14123</text:p>
          </table:table-cell>
        </table:table-row>
        <table:table-row table:style-name="ro1">
          <table:table-cell office:value-type="string" calcext:value-type="string">
            <text:p>G23</text:p>
          </table:table-cell>
          <table:table-cell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float" office:value="9957.6" calcext:value-type="float">
            <text:p>9957.6</text:p>
          </table:table-cell>
          <table:table-cell office:value-type="float" office:value="12782.2" calcext:value-type="float">
            <text:p>12782.2</text:p>
          </table:table-cell>
          <table:table-cell office:value-type="float" office:value="12765" calcext:value-type="float">
            <text:p>12765</text:p>
          </table:table-cell>
          <table:table-cell office:value-type="float" office:value="108" calcext:value-type="float">
            <text:p>108</text:p>
          </table:table-cell>
          <table:table-cell office:value-type="float" office:value="12934.8" calcext:value-type="float">
            <text:p>12934.8</text:p>
          </table:table-cell>
          <table:table-cell office:value-type="float" office:value="10" calcext:value-type="float">
            <text:p>10</text:p>
          </table:table-cell>
          <table:table-cell office:value-type="float" office:value="13011" calcext:value-type="float">
            <text:p>13011</text:p>
          </table:table-cell>
          <table:table-cell office:value-type="float" office:value="14129" calcext:value-type="float">
            <text:p>14129</text:p>
          </table:table-cell>
        </table:table-row>
        <table:table-row table:style-name="ro1">
          <table:table-cell office:value-type="string" calcext:value-type="string">
            <text:p>G24</text:p>
          </table:table-cell>
          <table:table-cell office:value-type="float" office:value="2000" calcext:value-type="float">
            <text:p>2000</text:p>
          </table:table-cell>
          <table:table-cell office:value-type="float" office:value="19990" calcext:value-type="float">
            <text:p>19990</text:p>
          </table:table-cell>
          <table:table-cell office:value-type="float" office:value="10075.7" calcext:value-type="float">
            <text:p>10075.7</text:p>
          </table:table-cell>
          <table:table-cell office:value-type="float" office:value="12786.4" calcext:value-type="float">
            <text:p>12786.4</text:p>
          </table:table-cell>
          <table:table-cell office:value-type="float" office:value="12743.4" calcext:value-type="float">
            <text:p>12743.4</text:p>
          </table:table-cell>
          <table:table-cell office:value-type="float" office:value="111.7" calcext:value-type="float">
            <text:p>111.7</text:p>
          </table:table-cell>
          <table:table-cell office:value-type="float" office:value="12938.4" calcext:value-type="float">
            <text:p>12938.4</text:p>
          </table:table-cell>
          <table:table-cell office:value-type="float" office:value="10" calcext:value-type="float">
            <text:p>10</text:p>
          </table:table-cell>
          <table:table-cell office:value-type="float" office:value="12986" calcext:value-type="float">
            <text:p>12986</text:p>
          </table:table-cell>
          <table:table-cell office:value-type="float" office:value="14131" calcext:value-type="float">
            <text:p>14131</text:p>
          </table:table-cell>
        </table:table-row>
        <table:table-row table:style-name="ro1">
          <table:table-cell office:value-type="string" calcext:value-type="string">
            <text:p>G32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5.4" calcext:value-type="float">
            <text:p>15.4</text:p>
          </table:table-cell>
          <table:table-cell office:value-type="float" office:value="1194.2" calcext:value-type="float">
            <text:p>1194.2</text:p>
          </table:table-cell>
          <table:table-cell office:value-type="float" office:value="1165" calcext:value-type="float">
            <text:p>1165</text:p>
          </table:table-cell>
          <table:table-cell office:value-type="float" office:value="13.8" calcext:value-type="float">
            <text:p>13.8</text:p>
          </table:table-cell>
          <table:table-cell office:value-type="float" office:value="1203.4" calcext:value-type="float">
            <text:p>1203.4</text:p>
          </table:table-cell>
          <table:table-cell office:value-type="float" office:value="10" calcext:value-type="float">
            <text:p>10</text:p>
          </table:table-cell>
          <table:table-cell office:value-type="float" office:value="1218" calcext:value-type="float">
            <text:p>1218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G3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-8.4" calcext:value-type="float">
            <text:p>-8.4</text:p>
          </table:table-cell>
          <table:table-cell office:value-type="float" office:value="1186" calcext:value-type="float">
            <text:p>1186</text:p>
          </table:table-cell>
          <table:table-cell office:value-type="float" office:value="1156.2" calcext:value-type="float">
            <text:p>1156.2</text:p>
          </table:table-cell>
          <table:table-cell office:value-type="float" office:value="14" calcext:value-type="float">
            <text:p>14</text:p>
          </table:table-cell>
          <table:table-cell office:value-type="float" office:value="1193" calcext:value-type="float">
            <text:p>1193</text:p>
          </table:table-cell>
          <table:table-cell office:value-type="float" office:value="10" calcext:value-type="float">
            <text:p>10</text:p>
          </table:table-cell>
          <table:table-cell office:value-type="float" office:value="1206" calcext:value-type="float">
            <text:p>1206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G34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-4.6" calcext:value-type="float">
            <text:p>-4.6</text:p>
          </table:table-cell>
          <table:table-cell office:value-type="float" office:value="1180.8" calcext:value-type="float">
            <text:p>1180.8</text:p>
          </table:table-cell>
          <table:table-cell office:value-type="float" office:value="1069.8" calcext:value-type="float">
            <text:p>1069.8</text:p>
          </table:table-cell>
          <table:table-cell office:value-type="float" office:value="25.9" calcext:value-type="float">
            <text:p>25.9</text:p>
          </table:table-cell>
          <table:table-cell office:value-type="float" office:value="1123.9" calcext:value-type="float">
            <text:p>1123.9</text:p>
          </table:table-cell>
          <table:table-cell office:value-type="float" office:value="10" calcext:value-type="float">
            <text:p>10</text:p>
          </table:table-cell>
          <table:table-cell office:value-type="float" office:value="1220" calcext:value-type="float">
            <text:p>1220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G35</text:p>
          </table:table-cell>
          <table:table-cell office:value-type="float" office:value="2000" calcext:value-type="float">
            <text:p>2000</text:p>
          </table:table-cell>
          <table:table-cell office:value-type="float" office:value="11778" calcext:value-type="float">
            <text:p>11778</text:p>
          </table:table-cell>
          <table:table-cell office:value-type="float" office:value="5864.2" calcext:value-type="float">
            <text:p>5864.2</text:p>
          </table:table-cell>
          <table:table-cell office:value-type="float" office:value="7373.3" calcext:value-type="float">
            <text:p>7373.3</text:p>
          </table:table-cell>
          <table:table-cell office:value-type="float" office:value="7372.7" calcext:value-type="float">
            <text:p>7372.7</text:p>
          </table:table-cell>
          <table:table-cell office:value-type="float" office:value="63.4" calcext:value-type="float">
            <text:p>63.4</text:p>
          </table:table-cell>
          <table:table-cell office:value-type="float" office:value="7450.4" calcext:value-type="float">
            <text:p>7450.4</text:p>
          </table:table-cell>
          <table:table-cell office:value-type="float" office:value="10" calcext:value-type="float">
            <text:p>10</text:p>
          </table:table-cell>
          <table:table-cell office:value-type="float" office:value="7470" calcext:value-type="float">
            <text:p>747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G36</text:p>
          </table:table-cell>
          <table:table-cell office:value-type="float" office:value="2000" calcext:value-type="float">
            <text:p>2000</text:p>
          </table:table-cell>
          <table:table-cell office:value-type="float" office:value="11766" calcext:value-type="float">
            <text:p>11766</text:p>
          </table:table-cell>
          <table:table-cell office:value-type="float" office:value="5873.1" calcext:value-type="float">
            <text:p>5873.1</text:p>
          </table:table-cell>
          <table:table-cell office:value-type="float" office:value="7371.4" calcext:value-type="float">
            <text:p>7371.4</text:p>
          </table:table-cell>
          <table:table-cell office:value-type="float" office:value="7355.4" calcext:value-type="float">
            <text:p>7355.4</text:p>
          </table:table-cell>
          <table:table-cell office:value-type="float" office:value="58.5" calcext:value-type="float">
            <text:p>58.5</text:p>
          </table:table-cell>
          <table:table-cell office:value-type="float" office:value="7423.7" calcext:value-type="float">
            <text:p>7423.7</text:p>
          </table:table-cell>
          <table:table-cell office:value-type="float" office:value="10" calcext:value-type="float">
            <text:p>10</text:p>
          </table:table-cell>
          <table:table-cell office:value-type="float" office:value="7458" calcext:value-type="float">
            <text:p>7458</text:p>
          </table:table-cell>
          <table:table-cell office:value-type="float" office:value="7996" calcext:value-type="float">
            <text:p>7996</text:p>
          </table:table-cell>
        </table:table-row>
        <table:table-row table:style-name="ro1">
          <table:table-cell office:value-type="string" calcext:value-type="string">
            <text:p>G37</text:p>
          </table:table-cell>
          <table:table-cell office:value-type="float" office:value="2000" calcext:value-type="float">
            <text:p>2000</text:p>
          </table:table-cell>
          <table:table-cell office:value-type="float" office:value="11785" calcext:value-type="float">
            <text:p>11785</text:p>
          </table:table-cell>
          <table:table-cell office:value-type="float" office:value="5898.4" calcext:value-type="float">
            <text:p>5898.4</text:p>
          </table:table-cell>
          <table:table-cell office:value-type="float" office:value="7376.9" calcext:value-type="float">
            <text:p>7376.9</text:p>
          </table:table-cell>
          <table:table-cell office:value-type="float" office:value="7368.4" calcext:value-type="float">
            <text:p>7368.4</text:p>
          </table:table-cell>
          <table:table-cell office:value-type="float" office:value="59.3" calcext:value-type="float">
            <text:p>59.3</text:p>
          </table:table-cell>
          <table:table-cell office:value-type="float" office:value="7441.5" calcext:value-type="float">
            <text:p>7441.5</text:p>
          </table:table-cell>
          <table:table-cell office:value-type="float" office:value="10" calcext:value-type="float">
            <text:p>10</text:p>
          </table:table-cell>
          <table:table-cell office:value-type="float" office:value="7467" calcext:value-type="float">
            <text:p>7467</text:p>
          </table:table-cell>
          <table:table-cell office:value-type="float" office:value="8009" calcext:value-type="float">
            <text:p>8009</text:p>
          </table:table-cell>
        </table:table-row>
        <table:table-row table:style-name="ro1">
          <table:table-cell office:value-type="string" calcext:value-type="string">
            <text:p>G43</text:p>
          </table:table-cell>
          <table:table-cell office:value-type="float" office:value="1000" calcext:value-type="float">
            <text:p>1000</text:p>
          </table:table-cell>
          <table:table-cell office:value-type="float" office:value="9990" calcext:value-type="float">
            <text:p>9990</text:p>
          </table:table-cell>
          <table:table-cell office:value-type="float" office:value="4989.7" calcext:value-type="float">
            <text:p>4989.7</text:p>
          </table:table-cell>
          <table:table-cell office:value-type="float" office:value="6391.8" calcext:value-type="float">
            <text:p>6391.8</text:p>
          </table:table-cell>
          <table:table-cell office:value-type="float" office:value="6305.2" calcext:value-type="float">
            <text:p>6305.2</text:p>
          </table:table-cell>
          <table:table-cell office:value-type="float" office:value="71.1" calcext:value-type="float">
            <text:p>71.1</text:p>
          </table:table-cell>
          <table:table-cell office:value-type="float" office:value="6435" calcext:value-type="float">
            <text:p>6435</text:p>
          </table:table-cell>
          <table:table-cell office:value-type="float" office:value="10" calcext:value-type="float">
            <text:p>10</text:p>
          </table:table-cell>
          <table:table-cell office:value-type="float" office:value="6480" calcext:value-type="float">
            <text:p>6480</text:p>
          </table:table-cell>
          <table:table-cell office:value-type="float" office:value="7027" calcext:value-type="float">
            <text:p>7027</text:p>
          </table:table-cell>
        </table:table-row>
        <table:table-row table:style-name="ro1">
          <table:table-cell office:value-type="string" calcext:value-type="string">
            <text:p>G44</text:p>
          </table:table-cell>
          <table:table-cell office:value-type="float" office:value="1000" calcext:value-type="float">
            <text:p>1000</text:p>
          </table:table-cell>
          <table:table-cell office:value-type="float" office:value="9990" calcext:value-type="float">
            <text:p>9990</text:p>
          </table:table-cell>
          <table:table-cell office:value-type="float" office:value="4986" calcext:value-type="float">
            <text:p>4986</text:p>
          </table:table-cell>
          <table:table-cell office:value-type="float" office:value="6383" calcext:value-type="float">
            <text:p>6383</text:p>
          </table:table-cell>
          <table:table-cell office:value-type="float" office:value="6304.8" calcext:value-type="float">
            <text:p>6304.8</text:p>
          </table:table-cell>
          <table:table-cell office:value-type="float" office:value="78.4" calcext:value-type="float">
            <text:p>78.4</text:p>
          </table:table-cell>
          <table:table-cell office:value-type="float" office:value="6444.9" calcext:value-type="float">
            <text:p>6444.9</text:p>
          </table:table-cell>
          <table:table-cell office:value-type="float" office:value="10" calcext:value-type="float">
            <text:p>10</text:p>
          </table:table-cell>
          <table:table-cell office:value-type="float" office:value="6484" calcext:value-type="float">
            <text:p>6484</text:p>
          </table:table-cell>
          <table:table-cell office:value-type="float" office:value="7022" calcext:value-type="float">
            <text:p>7022</text:p>
          </table:table-cell>
        </table:table-row>
        <table:table-row table:style-name="ro1">
          <table:table-cell office:value-type="string" calcext:value-type="string">
            <text:p>G45</text:p>
          </table:table-cell>
          <table:table-cell office:value-type="float" office:value="1000" calcext:value-type="float">
            <text:p>1000</text:p>
          </table:table-cell>
          <table:table-cell office:value-type="float" office:value="9990" calcext:value-type="float">
            <text:p>9990</text:p>
          </table:table-cell>
          <table:table-cell office:value-type="float" office:value="4990.7" calcext:value-type="float">
            <text:p>4990.7</text:p>
          </table:table-cell>
          <table:table-cell office:value-type="float" office:value="6376.8" calcext:value-type="float">
            <text:p>6376.8</text:p>
          </table:table-cell>
          <table:table-cell office:value-type="float" office:value="6297.2" calcext:value-type="float">
            <text:p>6297.2</text:p>
          </table:table-cell>
          <table:table-cell office:value-type="float" office:value="77.1" calcext:value-type="float">
            <text:p>77.1</text:p>
          </table:table-cell>
          <table:table-cell office:value-type="float" office:value="6434.4" calcext:value-type="float">
            <text:p>6434.4</text:p>
          </table:table-cell>
          <table:table-cell office:value-type="float" office:value="10" calcext:value-type="float">
            <text:p>10</text:p>
          </table:table-cell>
          <table:table-cell office:value-type="float" office:value="6498" calcext:value-type="float">
            <text:p>6498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string" calcext:value-type="string">
            <text:p>G48</text:p>
          </table:table-cell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2.2" calcext:value-type="float">
            <text:p>3002.2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000" calcext:value-type="float">
            <text:p>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5:52:36.334776862</meta:creation-date>
    <dc:date>2023-08-21T10:59:22.218741675</dc:date>
    <meta:editing-duration>PT5H9M48S</meta:editing-duration>
    <meta:editing-cycles>13</meta:editing-cycles>
    <meta:generator>LibreOffice/7.3.7.2$Linux_X86_64 LibreOffice_project/30$Build-2</meta:generator>
    <meta:document-statistic meta:table-count="1" meta:cell-count="259" meta:object-count="0"/>
  </office:meta>
</office:document-meta>
</file>